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cm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 fo:min-height="0.648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1cm"/>
    </style:style>
    <style:style style:name="gr9" style:family="graphic" style:parent-style-name="standard">
      <style:graphic-properties draw:fill-color="#00ff00" draw:textarea-horizontal-align="justify" draw:textarea-vertical-align="middle" draw:auto-grow-height="false" fo:min-height="0.648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0ffff"/>
      <style:paragraph-properties fo:text-align="center"/>
    </style:style>
    <style:style style:name="P10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>
      <loext:graphic-properties draw:fill="none" draw:fill-color="#ffffff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-color="#00ff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Java Concurrency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UCHIRI KENNEDY</text:p>
            <text:p>SOFTWARE DEVELOPER</text:p>
            <text:p>@Muchiri0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y Concurrency!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Leveraging Multicore processors</text:p>
              </text:list-item>
              <text:list-item>
                <text:p text:style-name="P3">Improving application performance</text:p>
              </text:list-item>
              <text:list-item>
                <text:p text:style-name="P3">Responsive applications</text:p>
              </text:list-item>
              <text:list-item>
                <text:p text:style-name="P3">Scallable applications etc</text:p>
                <text:p text:style-name="P3">Egs:</text:p>
                <text:p text:style-name="P3">Web servers, Data processing(eg MapReduce), Gaming, Financial Systems et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ow: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d we do it?</text:p>
              </text:list-item>
              <text:list-item>
                <text:p>Are we doing it?</text:p>
              </text:list-item>
              <text:list-item>
                <text:p>Will we do it in the future?</text:p>
                <text:p/>
              </text:list-item>
              <text:list-item>
                <text:p><text:span text:style-name="T1">Sequential → Executors Services </text:span>→ Asynchronous →Virtual Threads and Structured Programm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0.836cm" svg:y="3.721cm" presentation:class="title" presentation:user-transformed="true">
          <draw:text-box>
            <text:p>Sequential Way</text:p>
          </draw:text-box>
        </draw:frame>
        <draw:frame draw:style-name="gr2" draw:text-style-name="P4" draw:layer="layout" svg:width="4.445cm" svg:height="0.962cm" svg:x="11.43cm" svg:y="6.985cm">
          <draw:text-box>
            <text:p>Sample1.jav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71cm" svg:y="3.721cm" presentation:class="title" presentation:user-transformed="true">
          <draw:text-box>
            <text:p>Executor Services</text:p>
          </draw:text-box>
        </draw:frame>
        <draw:frame draw:style-name="gr3" draw:text-style-name="P4" draw:layer="layout" svg:width="4.445cm" svg:height="1.27cm" svg:x="12.065cm" svg:y="6.985cm">
          <draw:text-box>
            <text:p>Sample2.jav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0.836cm" svg:y="5.626cm" presentation:class="title" presentation:user-transformed="true">
          <draw:text-box>
            <text:p>Is blocking a thread OK?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13.335cm" svg:x="1.4cm" svg:y="1.27cm" presentation:class="outline" presentation:user-transformed="true">
          <draw:text-box>
            <text:p text:style-name="P5">Lets say:</text:p>
            <text:list text:style-name="L2">
              <text:list-item>
                <text:p text:style-name="P5">You are handling 1 network request per thread,</text:p>
              </text:list-item>
              <text:list-item>
                <text:p text:style-name="P5">Your OS has 4k threads,</text:p>
              </text:list-item>
            </text:list>
            <text:p text:style-name="P5">Total concurrent requests = 4k at a given time.</text:p>
            <text:p text:style-name="P5">If:</text:p>
            <text:list text:continue-numbering="true" text:style-name="L2">
              <text:list-item>
                <text:p text:style-name="P5">1req consumes 1microsecond(Before network call),</text:p>
              </text:list-item>
              <text:list-item>
                <text:p text:style-name="P5">Then in 1second, your cpu is capable of handling 1M reques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odel used here is 1 thread per request and this limits you to 4k req/sec even though the cpu can handle more.</text:p>
                <text:p/>
              </text:list-item>
            </text:list>
            <text:p>This model of 1 thread per request does not work anymore with platform threads.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olution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active/Async Programming</text:p>
              </text:list-item>
              <text:list-item>
                <text:p>Lighter threads that are not as expensive as platform threa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sync Programming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2">Allows a single thread to handle multiple tasks concurrently by not waiting for blocking operations (e.g., I/O, network calls) to complete.</text:span></text:p>
              </text:list-item>
              <text:list-item>
                <text:p><text:span text:style-name="T2">Instead of blocking, the thread can move on with other tasks as the prev ones waits for results to continue.</text:span></text:p>
              </text:list-item>
            </text:list>
            <text:p/>
            <text:p><text:span text:style-name="T3"/></text:p>
            <text:p><text:span text:style-name="T3"/></text:p>
            <text:p><text:span text:style-name="T3"/></text:p>
            <text:p><text:span text:style-name="T3">Lets rewrite the previous code...</text:span></text:p>
          </draw:text-box>
        </draw:frame>
        <draw:line draw:style-name="gr4" draw:text-style-name="P7" draw:layer="layout" svg:x1="4.445cm" svg:y1="9.525cm" svg:x2="22.225cm" svg:y2="9.525cm">
          <text:p/>
        </draw:line>
        <draw:custom-shape draw:style-name="gr5" draw:text-style-name="P8" draw:layer="layout" svg:width="0.635cm" svg:height="1.27cm" svg:x="5.0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635cm" svg:height="1.27cm" svg:x="11.4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635cm" svg:height="1.27cm" svg:x="18.41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35cm" svg:height="1.27cm" svg:x="6.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35cm" svg:height="1.27cm" svg:x="12.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35cm" svg:height="1.27cm" svg:x="19.68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.54cm" svg:height="0.657cm" svg:x="22.246cm" svg:y="9.278cm">
          <draw:text-box>
            <text:p text:style-name="P10"><text:span text:style-name="T4">P.Thread</text:span></text:p>
          </draw:text-box>
        </draw:frame>
        <draw:frame draw:style-name="gr7" draw:text-style-name="P13" draw:layer="layout" svg:width="2.54cm" svg:height="0.641cm" svg:x="5.08cm" svg:y="10.154cm">
          <draw:text-box>
            <text:p text:style-name="P12"><text:span text:style-name="T5">Requests</text:span></text:p>
          </draw:text-box>
        </draw:frame>
        <draw:frame draw:style-name="gr7" draw:text-style-name="P13" draw:layer="layout" svg:width="2.54cm" svg:height="0.641cm" svg:x="11.43cm" svg:y="10.16cm">
          <draw:text-box>
            <text:p text:style-name="P12"><text:span text:style-name="T5">Response</text:span></text:p>
          </draw:text-box>
        </draw:frame>
        <draw:frame draw:style-name="gr8" draw:text-style-name="P13" draw:layer="layout" svg:width="1.905cm" svg:height="0.641cm" svg:x="18.415cm" svg:y="10.16cm">
          <draw:text-box>
            <text:p text:style-name="P12"><text:span text:style-name="T5">Save</text:span></text:p>
          </draw:text-box>
        </draw:frame>
        <draw:custom-shape draw:style-name="gr9" draw:text-style-name="P14" draw:layer="layout" svg:width="0.635cm" svg:height="1.27cm" svg:x="7.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0.635cm" svg:height="1.27cm" svg:x="13.9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0.635cm" svg:height="1.27cm" svg:x="20.95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2.065cm" svg:height="0.641cm" svg:x="7.62cm" svg:y="10.795cm">
          <draw:text-box>
            <text:p text:style-name="P12"><text:span text:style-name="T5">The reactive frameworks makes your P.Thread 100% bus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ssues with async programming...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block on your lambda, you block the P.Thread</text:p>
              </text:list-item>
              <text:list-item>
                <text:p>Hard to read, write and maintain</text:p>
              </text:list-item>
              <text:list-item>
                <text:p>Hard to debug</text:p>
              </text:list-item>
              <text:list-item>
                <text:p>Impossible to profi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Solutions...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eed lighter threads that perform as better as async programming.</text:p>
              </text:list-item>
              <text:list-item>
                <text:p>Easier to read, write and maintain code.</text:p>
              </text:list-item>
              <text:list-item>
                <text:p>Easier to debug.</text:p>
              </text:list-item>
              <text:list-item>
                <text:p>Easier to profi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irtual Thread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e Light weight and run upon platform threads.</text:p>
              </text:list-item>
              <text:list-item>
                <text:p>Handle blocking api for you so Writing blocking code is OK.</text:p>
              </text:list-item>
              <text:list-item>
                <text:p>No pooling.</text:p>
              </text:list-item>
            </text:list>
            <text:p>Now to our prev code but using VTs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tructured Concurrenc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ructured concurrency is about treating multiple tasks running in different threads as a single unit of work.</text:p>
              </text:list-item>
              <text:list-item>
                <text:p>A scope blocks only once to wait for all its sub task’s resul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2-25T21:23:27.201011858</meta:creation-date>
    <dc:date>2025-02-27T16:23:58.835043067</dc:date>
    <meta:editing-duration>PT8H25M48S</meta:editing-duration>
    <meta:editing-cycles>34</meta:editing-cycles>
    <meta:generator>LibreOffice/5.3.6.1$Linux_X86_64 LibreOffice_project/30$Build-1</meta:generator>
    <meta:document-statistic meta:object-count="90"/>
  </office:meta>
</office:document-meta>
</file>